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462839B6F4FB176DFF.png" manifest:media-type="image/png"/>
  <manifest:file-entry manifest:full-path="Pictures/10000000000004B2000002B8DE4F39428D8D2A50.png" manifest:media-type="image/png"/>
  <manifest:file-entry manifest:full-path="Pictures/10000000000004B2000002E1FD262C7091DAF5AD.png" manifest:media-type="image/png"/>
  <manifest:file-entry manifest:full-path="Pictures/10000000000004B2000002656D04E5F64447C117.png" manifest:media-type="image/png"/>
  <manifest:file-entry manifest:full-path="Pictures/10000000000004B2000003D97A4FCF0CC4844B2D.png" manifest:media-type="image/png"/>
  <manifest:file-entry manifest:full-path="Pictures/10000000000004B2000002AA2A6E4587142AA51E.png" manifest:media-type="image/png"/>
  <manifest:file-entry manifest:full-path="Pictures/10000000000004B2000002AAD3E0B6A0DCE91D9D.png" manifest:media-type="image/png"/>
  <manifest:file-entry manifest:full-path="Pictures/10000000000004B2000002658AF3DAEAF04E84B8.png" manifest:media-type="image/png"/>
  <manifest:file-entry manifest:full-path="Pictures/10000000000004B2000002B30941AA6BC84FB3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6.06cm" svg:x="2.286cm" svg:y="2.413cm">
          <draw:image xlink:href="Pictures/10000000000004B2000003D97A4FCF0CC4844B2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6.218cm" svg:x="2.615cm" svg:y="2.578cm">
          <draw:image xlink:href="Pictures/10000000000004B2000002656D04E5F64447C117.png" xlink:type="simple" xlink:show="embed" xlink:actuate="onLoad">
            <text:p/>
          </draw:image>
        </draw:frame>
        <draw:frame draw:style-name="gr1" draw:text-style-name="P1" draw:layer="layout" svg:width="31.802cm" svg:height="16.218cm" svg:x="2.54cm" svg:y="20.212cm">
          <draw:image xlink:href="Pictures/10000000000004B2000002658AF3DAEAF04E84B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8.044cm" svg:x="2.488cm" svg:y="1.006cm">
          <draw:image xlink:href="Pictures/10000000000004B2000002AA2A6E4587142AA51E.png" xlink:type="simple" xlink:show="embed" xlink:actuate="onLoad">
            <text:p/>
          </draw:image>
        </draw:frame>
        <draw:frame draw:style-name="gr1" draw:text-style-name="P1" draw:layer="layout" svg:width="31.802cm" svg:height="18.044cm" svg:x="2.413cm" svg:y="19.421cm">
          <draw:image xlink:href="Pictures/10000000000004B2000002AAD3E0B6A0DCE91D9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18.282cm" svg:x="2.742cm" svg:y="2.413cm">
          <draw:image xlink:href="Pictures/10000000000004B2000002B30941AA6BC84FB32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2" draw:text-style-name="P2" draw:layer="layout" svg:width="31.802cm" svg:height="18.414cm" svg:x="2.54cm" svg:y="1.27cm">
          <draw:image xlink:href="Pictures/10000000000004B2000002B8DE4F39428D8D2A50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2" draw:text-style-name="P2" draw:layer="layout" svg:width="31.802cm" svg:height="22.171cm" svg:x="2.107cm" svg:y="1.27cm">
          <draw:image xlink:href="Pictures/10000000000004B2000003462839B6F4FB176DF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2" draw:layer="layout" svg:width="31.802cm" svg:height="19.499cm" svg:x="2.286cm" svg:y="1.651cm">
          <draw:image xlink:href="Pictures/10000000000004B2000002E1FD262C7091DAF5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8-04T17:34:01.070015673</dc:date>
    <meta:editing-duration>P1DT11H46M20S</meta:editing-duration>
    <meta:editing-cycles>74</meta:editing-cycles>
    <meta:generator>LibreOffice/6.0.7.3$Linux_X86_64 LibreOffice_project/00m0$Build-3</meta:generator>
    <meta:document-statistic meta:object-count="9"/>
  </office:meta>
</office:document-meta>
</file>